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C70000013B1DB0061C25802641.png" manifest:media-type="image/png"/>
  <manifest:file-entry manifest:full-path="Pictures/1000020100000154000001181A6290A13BF31D5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eeeeee" draw:textarea-horizontal-align="justify" draw:textarea-vertical-align="middle" draw:auto-grow-height="false" fo:min-height="2.604cm" fo:min-width="3.681cm" fo:wrap-option="no-wrap"/>
    </style:style>
    <style:style style:name="gr2" style:family="graphic" style:parent-style-name="standard">
      <style:graphic-properties draw:fill-color="#009999" draw:textarea-horizontal-align="justify" draw:textarea-vertical-align="middle" draw:auto-grow-height="false" fo:min-height="8.701cm" fo:min-width="10.214cm" fo:wrap-option="no-wrap"/>
    </style:style>
    <style:style style:name="gr3" style:family="graphic" style:parent-style-name="standard">
      <style:graphic-properties draw:fill-color="#ffffff" draw:textarea-horizontal-align="justify" draw:textarea-vertical-align="middle" draw:auto-grow-height="false" fo:min-height="2.994cm" fo:min-width="4.204cm" fo:wrap-option="no-wrap"/>
    </style:style>
    <style:style style:name="gr4" style:family="graphic" style:parent-style-name="standard" style:list-style-name="L2">
      <style:graphic-properties draw:stroke="solid" svg:stroke-width="0.026cm" svg:stroke-color="#000000" draw:stroke-linejoin="miter" draw:fill="solid" draw:fill-color="#bbe0e3" draw:textarea-vertical-align="middle" draw:auto-grow-height="false" draw:fit-to-size="false" fo:min-height="1.677cm" fo:min-width="2.145cm" fo:padding-top="0.114cm" fo:padding-bottom="0.114cm" fo:padding-left="0.228cm" fo:padding-right="0.228cm" fo:wrap-option="no-wrap"/>
    </style:style>
    <style:style style:name="gr5" style:family="graphic" style:parent-style-name="standard">
      <style:graphic-properties draw:stroke="none" svg:stroke-width="0cm" draw:fill="solid" draw:fill-color="#ff6666" draw:textarea-vertical-align="middle" draw:auto-grow-height="false" draw:fit-to-size="false" fo:min-height="0.072cm" fo:min-width="0cm" fo:padding-top="0.114cm" fo:padding-bottom="0.114cm" fo:padding-left="0.228cm" fo:padding-right="0.228cm" fo:wrap-option="no-wrap"/>
    </style:style>
    <style:style style:name="gr6" style:family="graphic" style:parent-style-name="standard" style:list-style-name="L2">
      <style:graphic-properties draw:stroke="none" svg:stroke-width="0cm" draw:fill="none" draw:textarea-vertical-align="top" draw:auto-grow-height="true" draw:fit-to-size="false" fo:min-height="0cm" fo:min-width="0cm" fo:padding-top="0.114cm" fo:padding-bottom="0.114cm" fo:padding-left="0.228cm" fo:padding-right="0.228cm" fo:wrap-option="wrap"/>
    </style:style>
    <style:style style:name="gr7"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top" draw:auto-grow-height="false" draw:fit-to-size="false" fo:padding-top="0.114cm" fo:padding-bottom="0.114cm" fo:padding-left="0.228cm" fo:padding-right="0.228cm" fo:wrap-option="wrap"/>
    </style:style>
    <style:style style:name="gr8" style:family="graphic" style:parent-style-name="standard">
      <style:graphic-properties draw:stroke="solid" svg:stroke-width="0.053cm" svg:stroke-color="#000000" draw:marker-start-width="0.24cm" draw:marker-end="msArrowEnd_20_5" draw:marker-end-width="0.25cm" draw:marker-end-center="false" draw:stroke-linejoin="round" draw:fill="none" draw:textarea-horizontal-align="center" draw:textarea-vertical-align="top" draw:auto-grow-height="false" draw:fit-to-size="false" fo:padding-top="0.127cm" fo:padding-bottom="0.127cm" fo:padding-left="0.241cm" fo:padding-right="0.241cm" fo:wrap-option="wrap"/>
    </style:style>
    <style:style style:name="gr9" style:family="graphic" style:parent-style-name="standard" style:list-style-name="L2">
      <style:graphic-properties draw:stroke="none" svg:stroke-width="0cm" draw:fill="none" draw:textarea-vertical-align="top" draw:auto-grow-height="true" draw:fit-to-size="false" fo:min-height="0cm" fo:min-width="0cm" fo:padding-top="0.114cm" fo:padding-bottom="0.114cm" fo:padding-left="0.228cm" fo:padding-right="0.228cm" fo:wrap-option="wrap"/>
    </style:style>
    <style:style style:name="gr10" style:family="graphic" style:parent-style-name="standard" style:list-style-name="L2">
      <style:graphic-properties draw:stroke="solid" svg:stroke-width="0.026cm" svg:stroke-color="#000000" draw:stroke-linejoin="miter" draw:fill="none" draw:textarea-vertical-align="top" draw:auto-grow-height="true" draw:fit-to-size="false" fo:min-height="0cm" fo:min-width="0cm" fo:padding-top="0.114cm" fo:padding-bottom="0.114cm" fo:padding-left="0.228cm" fo:padding-right="0.228cm" fo:wrap-option="no-wrap"/>
    </style:style>
    <style:style style:name="gr11" style:family="graphic" style:parent-style-name="standard" style:list-style-name="L2">
      <style:graphic-properties draw:stroke="solid" svg:stroke-width="0.026cm" svg:stroke-color="#000000" draw:stroke-linejoin="miter" draw:fill="none" draw:textarea-vertical-align="top" draw:auto-grow-height="true" draw:fit-to-size="false" fo:min-height="0cm" fo:min-width="0cm" fo:padding-top="0.114cm" fo:padding-bottom="0.114cm" fo:padding-left="0.228cm" fo:padding-right="0.228cm" fo:wrap-option="no-wrap"/>
    </style:style>
    <style:style style:name="gr12" style:family="graphic" style:parent-style-name="Objektum_20_kitöltés_20_és_20_vonal_20_nélkül">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width="0cm" draw:fill="solid" draw:fill-color="#ff6666" draw:textarea-vertical-align="middle" draw:auto-grow-height="false" draw:fit-to-size="false" fo:min-height="0.05cm" fo:min-width="0cm" fo:padding-top="0.114cm" fo:padding-bottom="0.114cm" fo:padding-left="0.228cm" fo:padding-right="0.228cm" fo:wrap-option="no-wrap"/>
    </style:style>
    <style:style style:name="gr14" style:family="graphic" style:parent-style-name="standard" style:list-style-name="L2">
      <style:graphic-properties draw:stroke="none" svg:stroke-width="0cm" draw:fill="none" draw:textarea-vertical-align="top" draw:auto-grow-height="true" draw:fit-to-size="false" fo:min-height="0cm" fo:min-width="0cm" fo:padding-top="0.114cm" fo:padding-bottom="0.114cm" fo:padding-left="0.228cm" fo:padding-right="0.228cm" fo:wrap-option="wrap"/>
    </style:style>
    <style:style style:name="gr15" style:family="graphic" style:parent-style-name="standard">
      <style:graphic-properties draw:stroke="none" svg:stroke-width="0cm" draw:fill="solid" draw:fill-color="#000000" draw:textarea-vertical-align="middle" draw:auto-grow-height="false" draw:fit-to-size="false" fo:min-height="0.072cm" fo:min-width="0cm" fo:padding-top="0.114cm" fo:padding-bottom="0.114cm" fo:padding-left="0.228cm" fo:padding-right="0.228cm" fo:wrap-option="no-wrap"/>
    </style:style>
    <style:style style:name="gr1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221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374cm"/>
    </style:style>
    <style:style style:name="gr19" style:family="graphic" style:parent-style-name="standard">
      <style:graphic-properties draw:stroke="none" svg:stroke-width="0cm" draw:fill="solid" draw:fill-color="#999999" draw:textarea-vertical-align="middle" draw:auto-grow-height="false" draw:fit-to-size="false" fo:min-height="0.072cm" fo:min-width="0cm" fo:padding-top="0.114cm" fo:padding-bottom="0.114cm" fo:padding-left="0.228cm" fo:padding-right="0.228cm" fo:wrap-option="no-wrap"/>
    </style:style>
    <style:style style:name="gr20" style:family="graphic" style:parent-style-name="standard" style:list-style-name="L2">
      <style:graphic-properties draw:stroke="none" svg:stroke-width="0cm" draw:fill="none" draw:textarea-vertical-align="top" draw:auto-grow-height="true" draw:fit-to-size="false" fo:min-height="0cm" fo:min-width="0cm" fo:padding-top="0.114cm" fo:padding-bottom="0.114cm" fo:padding-left="0.228cm" fo:padding-right="0.228cm" fo:wrap-option="wrap"/>
    </style:style>
    <style:style style:name="gr21" style:family="graphic" style:parent-style-name="standard" style:list-style-name="L2">
      <style:graphic-properties draw:stroke="none" svg:stroke-width="0cm" draw:fill="none" draw:textarea-vertical-align="top" draw:auto-grow-height="true" draw:fit-to-size="false" fo:min-height="0cm" fo:min-width="0cm" fo:padding-top="0.114cm" fo:padding-bottom="0.114cm" fo:padding-left="0.228cm" fo:padding-right="0.228cm" fo:wrap-option="wrap"/>
    </style:style>
    <style:style style:name="gr22" style:family="graphic" style:parent-style-name="standard">
      <style:graphic-properties draw:stroke="none" svg:stroke-color="#000000" draw:fill="none" draw:fill-color="#ffffff" draw:auto-grow-height="true" draw:auto-grow-width="false" fo:max-height="0cm" fo:min-height="1.112cm"/>
    </style:style>
    <style:style style:name="gr23" style:family="graphic" style:parent-style-name="standard">
      <style:graphic-properties draw:stroke="none" svg:stroke-color="#000000" draw:fill="none" draw:fill-color="#ffffff" draw:auto-grow-height="true" draw:auto-grow-width="false" fo:max-height="0cm" fo:min-height="0.767cm"/>
    </style:style>
    <style:style style:name="gr24" style:family="graphic">
      <style:graphic-properties style:protect="size"/>
    </style:style>
    <style:style style:name="pr1" style:family="presentation" style:parent-style-name="Alapértelmezett-notes">
      <style:graphic-properties draw:fill-color="#ffffff" fo:min-height="13.364cm"/>
    </style:style>
    <style:style style:name="P1" style:family="paragraph">
      <loext:graphic-properties draw:fill-color="#eeeeee"/>
      <style:paragraph-properties fo:text-align="center"/>
    </style:style>
    <style:style style:name="P2" style:family="paragraph">
      <loext:graphic-properties draw:fill-color="#009999"/>
      <style:paragraph-properties fo:text-align="center"/>
    </style:style>
    <style:style style:name="P3" style:family="paragraph">
      <loext:graphic-properties draw:fill-color="#ffffff"/>
      <style:paragraph-properties fo:text-align="center"/>
    </style:style>
    <style:style style:name="P4" style:family="paragraph">
      <style:paragraph-properties fo:margin-top="0cm" fo:margin-bottom="0cm" fo:line-height="90%" fo:text-align="center" style:punctuation-wrap="simple" style:writing-mode="lr-tb"/>
    </style:style>
    <style:style style:name="P5" style:family="paragraph">
      <loext:graphic-properties draw:fill="solid" draw:fill-color="#bbe0e3"/>
      <style:paragraph-properties fo:margin-top="0cm" fo:margin-bottom="0cm" fo:line-height="90%" fo:text-align="center" style:punctuation-wrap="simple" style:writing-mode="lr-tb" style:font-independent-line-spacing="true"/>
      <style:text-properties fo:font-size="24pt"/>
    </style:style>
    <style:style style:name="P6" style:family="paragraph">
      <loext:graphic-properties draw:fill="solid" draw:fill-color="#ff6666"/>
      <style:paragraph-properties fo:text-align="start" style:font-independent-line-spacing="true"/>
      <style:text-properties fo:font-size="18pt"/>
    </style:style>
    <style:style style:name="P7" style:family="paragraph">
      <loext:graphic-properties draw:fill="none"/>
      <style:paragraph-properties fo:margin-top="0cm" fo:margin-bottom="0cm" fo:line-height="90%" fo:text-align="center" style:punctuation-wrap="simple" style:writing-mode="lr-tb" style:font-independent-line-spacing="true"/>
      <style:text-properties fo:font-size="24pt"/>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top="0cm" fo:margin-bottom="0cm" fo:line-height="90%" fo:text-align="start" style:punctuation-wrap="simple" style:writing-mode="lr-tb"/>
    </style:style>
    <style:style style:name="P10" style:family="paragraph">
      <loext:graphic-properties draw:fill="none"/>
      <style:paragraph-properties fo:margin-top="0cm" fo:margin-bottom="0cm" fo:line-height="90%" fo:text-align="start" style:punctuation-wrap="simple" style:writing-mode="lr-tb" style:font-independent-line-spacing="true"/>
      <style:text-properties fo:font-size="24pt"/>
    </style:style>
    <style:style style:name="P11" style:family="paragraph">
      <loext:graphic-properties draw:fill="none"/>
      <style:paragraph-properties fo:text-align="center"/>
    </style:style>
    <style:style style:name="P12" style:family="paragraph">
      <loext:graphic-properties draw:fill="solid" draw:fill-color="#000000"/>
      <style:paragraph-properties fo:text-align="start" style:font-independent-line-spacing="true"/>
      <style:text-properties fo:font-size="18pt"/>
    </style:style>
    <style:style style:name="P13" style:family="paragraph">
      <loext:graphic-properties draw:fill="none" draw:fill-color="#ffffff"/>
    </style:style>
    <style:style style:name="P14" style:family="paragraph">
      <loext:graphic-properties draw:fill="solid" draw:fill-color="#999999"/>
      <style:paragraph-properties fo:text-align="start" style:font-independent-line-spacing="true"/>
      <style:text-properties fo:font-size="18pt"/>
    </style:style>
    <style:style style:name="P15" style:family="paragraph">
      <loext:graphic-properties draw:fill="none" draw:fill-color="#ffffff"/>
      <style:text-properties style:font-name="Bitstream Charter" fo:font-size="24pt" fo:font-weight="bold" style:font-size-asian="24pt" style:font-weight-asian="bold" style:font-size-complex="24pt" style:font-weight-complex="bold"/>
    </style:style>
    <style:style style:name="P16" style:family="paragraph">
      <loext:graphic-properties draw:fill="none" draw:fill-color="#ffffff"/>
      <style:text-properties style:font-name="Bitstream Charter" fo:font-weight="bold" style:font-weight-asian="bold" style:font-weight-complex="bold"/>
    </style:style>
    <style:style style:name="P17"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 style:family="text">
      <style:text-properties style:font-name="Bitstream Charter" fo:font-size="24pt" fo:font-weight="bold" style:font-size-asian="24pt" style:font-weight-asian="bold" style:font-size-complex="24pt" style:font-weight-complex="bold"/>
    </style:style>
    <style:style style:name="T5" style:family="text">
      <style:text-properties style:font-name="Bitstream Charter"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lapértelmezett" presentation:presentation-page-layout-name="AL1T0">
        <draw:custom-shape draw:style-name="gr1" draw:text-style-name="P1" draw:layer="layout" svg:width="6.399cm" svg:height="4.4cm" svg:x="7.001cm" svg:y="11.1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6.4cm" svg:height="13.8cm" svg:x="11.4cm" svg:y="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7.2cm" svg:height="5cm" svg:x="2.2cm" svg:y="1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name="Rectangle 13" draw:style-name="gr4" draw:text-style-name="P5" draw:layer="layout" svg:width="2.6cm" svg:height="1.904cm" svg:x="19.6cm" svg:y="3.418cm">
          <text:p text:style-name="P4"><text:span text:style-name="T1">TURN</text:span></text:p>
          <text:p text:style-name="P4"><text:span text:style-name="T1">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2" draw:style-name="gr5" draw:text-style-name="P6" draw:layer="layout" svg:width="0.422cm" svg:height="0.422cm" svg:x="22cm" svg:y="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23" draw:style-name="gr6" draw:text-style-name="P7" draw:layer="layout" svg:width="3.6cm" svg:height="1.19cm" svg:x="14.1cm" svg:y="10.71cm">
          <text:p text:style-name="P4"><text:span text:style-name="T2">Alice reflexive:</text:span></text:p>
          <text:p text:style-name="P4"><text:span text:style-name="T2">192.0.2.1: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7" draw:text-style-name="P8" draw:layer="layout" svg:x1="23.247cm" svg:y1="3.876cm" svg:x2="22.4cm" svg:y2="4.3cm">
          <text:p/>
        </draw:line>
        <draw:line draw:name="Line 25" draw:style-name="gr8" draw:text-style-name="P8" draw:layer="layout" svg:x1="5.2cm" svg:y1="16.567cm" svg:x2="19.4cm" svg:y2="4.5cm">
          <text:p/>
        </draw:line>
        <draw:line draw:name="Line 26" draw:style-name="gr8" draw:text-style-name="P8" draw:layer="layout" svg:x1="19.6cm" svg:y1="4.722cm" svg:x2="5.422cm" svg:y2="16.7cm">
          <text:p/>
        </draw:line>
        <draw:custom-shape draw:name="Text Box 28" draw:style-name="gr9" draw:text-style-name="P7" draw:layer="layout" svg:width="4cm" svg:height="1.192cm" svg:x="3.2cm" svg:y="11.7cm">
          <text:p text:style-name="P4"><text:span text:style-name="T2">Not relevant</text:span></text:p>
          <text:p text:style-name="P4"><text:span text:style-name="T2">External I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0" draw:text-style-name="P10" draw:layer="layout" svg:width="2.411cm" svg:height="1.351cm" svg:x="13.889cm" svg:y="5.756cm">
          <text:p text:style-name="P9"><text:span text:style-name="T3">Allocate</text:span></text:p>
          <text:p text:style-name="P9"><text:span text:style-name="T3">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1" draw:text-style-name="P10" draw:layer="layout" svg:width="6.915cm" svg:height="1.885cm" svg:x="16.923cm" svg:y="6.9cm">
          <text:p text:style-name="P9"><text:span text:style-name="T3">Allocate Response</text:span><text:span text:style-name="T3"><text:line-break/></text:span><text:span text:style-name="T3">reflexive=192.0.2.1:1000</text:span><text:span text:style-name="T3"><text:line-break/></text:span><text:span text:style-name="T3">relayed=198.51.100.1:6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1" draw:layer="layout" svg:width="2.395cm" svg:height="1.972cm" svg:x="6.405cm" svg:y="13.5cm">
          <draw:image xlink:href="Pictures/1000020100000154000001181A6290A13BF31D59.png" xlink:type="simple" xlink:show="embed" xlink:actuate="onLoad">
            <text:p/>
          </draw:image>
        </draw:frame>
        <draw:frame draw:style-name="gr12" draw:text-style-name="P11" draw:layer="layout" svg:width="3.081cm" svg:height="2.133cm" svg:x="3.919cm" svg:y="16.567cm">
          <draw:image xlink:href="Pictures/10000201000001C70000013B1DB0061C25802641.png" xlink:type="simple" xlink:show="embed" xlink:actuate="onLoad">
            <text:p/>
          </draw:image>
        </draw:frame>
        <draw:custom-shape draw:name="Oval 22" draw:style-name="gr5" draw:text-style-name="P6" draw:layer="layout" svg:width="0.422cm" svg:height="0.422cm" svg:x="5cm" svg:y="16.4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2" draw:text-style-name="P11" draw:layer="layout" svg:width="2.395cm" svg:height="1.972cm" svg:x="10.6cm" svg:y="9.728cm">
          <draw:image xlink:href="Pictures/1000020100000154000001181A6290A13BF31D59.png" xlink:type="simple" xlink:show="embed" xlink:actuate="onLoad">
            <text:p/>
          </draw:image>
        </draw:frame>
        <draw:custom-shape draw:name="Oval 22" draw:style-name="gr13" draw:text-style-name="P6" draw:layer="layout" svg:width="0.422cm" svg:height="0.422cm" svg:x="11.878cm" svg:y="1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23" draw:style-name="gr14" draw:text-style-name="P10" draw:layer="layout" svg:width="4.578cm" svg:height="1.192cm" svg:x="22.422cm" svg:y="2.808cm">
          <text:p text:style-name="P9"><text:span text:style-name="T2">Alice Relayed:</text:span></text:p>
          <text:p text:style-name="P4"><text:span text:style-name="T2">198.51.100.1:6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2" draw:style-name="gr15" draw:text-style-name="P12" draw:layer="layout" svg:width="0.422cm" svg:height="0.422cm" svg:x="19.4cm" svg:y="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6" draw:text-style-name="P13" draw:layer="layout" svg:width="1.721cm" svg:height="0.962cm" svg:x="11.079cm" svg:y="11.538cm">
          <draw:text-box>
            <text:p>NAT</text:p>
          </draw:text-box>
        </draw:frame>
        <draw:frame draw:style-name="gr17" draw:text-style-name="P13" draw:layer="layout" svg:width="1.721cm" svg:height="0.962cm" svg:x="6.879cm" svg:y="15.3cm">
          <draw:text-box>
            <text:p>NAT</text:p>
          </draw:text-box>
        </draw:frame>
        <draw:frame draw:style-name="gr18" draw:text-style-name="P13" draw:layer="layout" svg:width="1.874cm" svg:height="0.962cm" svg:x="4.326cm" svg:y="18.338cm">
          <draw:text-box>
            <text:p>Alice</text:p>
          </draw:text-box>
        </draw:frame>
        <draw:custom-shape draw:name="Oval 22" draw:style-name="gr19" draw:text-style-name="P14" draw:layer="layout" svg:width="0.422cm" svg:height="0.422cm" svg:x="7.4cm" svg:y="14.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7" draw:text-style-name="P8" draw:layer="layout" svg:x1="5.2cm" svg:y1="12.892cm" svg:x2="7.4cm" svg:y2="14.5cm">
          <text:p/>
        </draw:line>
        <draw:line draw:name="Line 21" draw:style-name="gr7" draw:text-style-name="P8" draw:layer="layout" svg:x1="14.281cm" svg:y1="11.046cm" svg:x2="12.2cm" svg:y2="10.9cm">
          <text:p/>
        </draw:line>
        <draw:line draw:name="Line 27" draw:style-name="gr7" draw:text-style-name="P8" draw:layer="layout" svg:x1="2cm" svg:y1="15.5cm" svg:x2="4.594cm" svg:y2="16.482cm">
          <text:p/>
        </draw:line>
        <draw:custom-shape draw:name="Text Box 28" draw:style-name="gr20" draw:text-style-name="P7" draw:layer="layout" svg:width="4cm" svg:height="1.192cm" svg:x="-0.3cm" svg:y="14.408cm">
          <text:p text:style-name="P4"><text:span text:style-name="T2">Alice host:</text:span></text:p>
          <text:p text:style-name="P4"><text:span text:style-name="T2">10.0.0.1:53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21" draw:text-style-name="P10" draw:layer="layout" svg:width="4.578cm" svg:height="1.19cm" svg:x="16.222cm" svg:y="2.71cm">
          <text:p text:style-name="P9"><text:span text:style-name="T2">TURN Service I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7" draw:text-style-name="P8" draw:layer="layout" svg:x1="18cm" svg:y1="3.5cm" svg:x2="19.4cm" svg:y2="4.3cm">
          <text:p/>
        </draw:line>
        <draw:frame draw:style-name="gr22" draw:text-style-name="P15" draw:layer="layout" svg:width="5cm" svg:height="1.362cm" svg:x="17.9cm" svg:y="14.3cm">
          <draw:text-box>
            <text:p><text:span text:style-name="T4">INTERNET</text:span></text:p>
          </draw:text-box>
        </draw:frame>
        <draw:frame draw:style-name="gr23" draw:text-style-name="P16" draw:layer="layout" svg:width="1.8cm" svg:height="1.017cm" svg:x="4.6cm" svg:y="19.983cm">
          <draw:text-box>
            <text:p><text:span text:style-name="T5">LAN</text:span></text:p>
          </draw:text-box>
        </draw:frame>
        <presentation:notes draw:style-name="dp2">
          <draw:page-thumbnail draw:style-name="gr24" draw:layer="layout" svg:width="14.848cm" svg:height="11.136cm" svg:x="3.075cm" svg:y="2.257cm" draw:page-number="1"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Charter" svg:font-family="'Bitstream Charte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hu" fo:country="H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um_20_kitöltés_20_és_20_vonal_20_nélkül" style:display-name="Objektum kitöltés és vonal nélkül"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lapértelmezett-background" style:family="presentation">
      <style:graphic-properties draw:stroke="none" draw:fill="none"/>
      <style:text-properties style:letter-kerning="true"/>
    </style:style>
    <style:style style:name="Alapértelmezett-backgroundobjects" style:family="presentation">
      <style:graphic-properties draw:textarea-horizontal-align="justify" draw:shadow="hidden" draw:shadow-offset-x="0.2cm" draw:shadow-offset-y="0.2cm" draw:shadow-color="#808080"/>
      <style:text-properties style:letter-kerning="true"/>
    </style:style>
    <style:style style:name="Alapértelmezet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apértelmezett-outline1" style:family="presentation">
      <style:graphic-properties draw:stroke="none" draw:fill="none" draw:auto-grow-height="false" draw:fit-to-size="shrink-to-fit">
        <text:list-style style:name="Alapértelmezet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outline2" style:family="presentation" style:parent-style-name="Alapértelmezett-outline1">
      <style:paragraph-properties fo:margin-top="0.4cm" fo:margin-bottom="0cm"/>
      <style:text-properties fo:font-size="28pt" style:font-size-asian="28pt" style:font-size-complex="28pt"/>
    </style:style>
    <style:style style:name="Alapértelmezett-outline3" style:family="presentation" style:parent-style-name="Alapértelmezett-outline2">
      <style:paragraph-properties fo:margin-top="0.3cm" fo:margin-bottom="0cm"/>
      <style:text-properties fo:font-size="24pt" style:font-size-asian="24pt" style:font-size-complex="24pt"/>
    </style:style>
    <style:style style:name="Alapértelmezett-outline4" style:family="presentation" style:parent-style-name="Alapértelmezett-outline3">
      <style:paragraph-properties fo:margin-top="0.2cm" fo:margin-bottom="0cm"/>
      <style:text-properties fo:font-size="20pt" style:font-size-asian="20pt" style:font-size-complex="20pt"/>
    </style:style>
    <style:style style:name="Alapértelmezett-outline5" style:family="presentation" style:parent-style-name="Alapértelmezett-outline4">
      <style:paragraph-properties fo:margin-top="0.1cm" fo:margin-bottom="0cm"/>
      <style:text-properties fo:font-size="20pt" style:font-size-asian="20pt" style:font-size-complex="20pt"/>
    </style:style>
    <style:style style:name="Alapértelmezett-outline6" style:family="presentation" style:parent-style-name="Alapértelmezett-outline5">
      <style:paragraph-properties fo:margin-top="0.1cm" fo:margin-bottom="0cm"/>
      <style:text-properties fo:font-size="20pt" style:font-size-asian="20pt" style:font-size-complex="20pt"/>
    </style:style>
    <style:style style:name="Alapértelmezett-outline7" style:family="presentation" style:parent-style-name="Alapértelmezett-outline6">
      <style:paragraph-properties fo:margin-top="0.1cm" fo:margin-bottom="0cm"/>
      <style:text-properties fo:font-size="20pt" style:font-size-asian="20pt" style:font-size-complex="20pt"/>
    </style:style>
    <style:style style:name="Alapértelmezett-outline8" style:family="presentation" style:parent-style-name="Alapértelmezett-outline7">
      <style:paragraph-properties fo:margin-top="0.1cm" fo:margin-bottom="0cm"/>
      <style:text-properties fo:font-size="20pt" style:font-size-asian="20pt" style:font-size-complex="20pt"/>
    </style:style>
    <style:style style:name="Alapértelmezett-outline9" style:family="presentation" style:parent-style-name="Alapértelmezett-outline8">
      <style:paragraph-properties fo:margin-top="0.1cm" fo:margin-bottom="0cm"/>
      <style:text-properties fo:font-size="20pt" style:font-size-asian="20pt" style:font-size-complex="20pt"/>
    </style:style>
    <style:style style:name="Alapértelmezett-subtitle" style:family="presentation">
      <style:graphic-properties draw:stroke="none" draw:fill="none" draw:textarea-vertical-align="middle">
        <text:list-style style:name="Alapértelmezet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title" style:family="presentation">
      <style:graphic-properties draw:stroke="none" draw:fill="none" draw:textarea-vertical-align="middle">
        <text:list-style style:name="Alapértelmezet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Alapértelmezett-backgroundobjects">
      <style:graphic-properties draw:stroke="none" draw:fill="none" draw:fill-color="#ffffff" draw:auto-grow-height="false" fo:min-height="1.449cm"/>
    </style:style>
    <style:style style:name="Mpr2" style:family="presentation" style:parent-style-name="Alapértelmezett-backgroundobjects">
      <style:graphic-properties draw:stroke="none" draw:fill="none" draw:fill-color="#ffffff" draw:auto-grow-height="false" fo:min-height="1.485cm"/>
    </style:style>
    <style:style style:name="Mpr3" style:family="presentation" style:parent-style-name="Alapértelmezet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szám&gt;</text:page-number></text:span></text:p>
        </draw:text-box>
      </draw:frame>
    </style:handout-master>
    <style:master-page style:name="Alapértelmezett" style:page-layout-name="PM1" draw:style-name="Mdp1">
      <draw:frame presentation:style-name="Alapértelmezett-title" draw:layer="backgroundobjects" svg:width="25.199cm" svg:height="3.506cm" svg:x="1.4cm" svg:y="0.837cm" presentation:class="title" presentation:placeholder="true">
        <draw:text-box/>
      </draw:frame>
      <draw:frame presentation:style-name="Alapértelmezet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szám&gt;</text:page-number></text:span></text:p>
        </draw:text-box>
      </draw:frame>
      <presentation:notes style:page-layout-name="PM0">
        <draw:page-thumbnail presentation:style-name="Alapértelmezett-title" draw:layer="backgroundobjects" svg:width="14.848cm" svg:height="11.136cm" svg:x="3.075cm" svg:y="2.257cm" presentation:class="page"/>
        <draw:frame presentation:style-name="Alapértelmezet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szám&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5T07:41:26.385073513</meta:creation-date>
    <dc:date>2018-04-04T16:55:49.297046904</dc:date>
    <meta:editing-duration>PT11M27S</meta:editing-duration>
    <meta:editing-cycles>6</meta:editing-cycles>
    <meta:generator>LibreOffice/5.1.6.2$Linux_X86_64 LibreOffice_project/10m0$Build-2</meta:generator>
    <meta:document-statistic meta:object-count="54"/>
  </office:meta>
</office:document-meta>
</file>